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justify" fo:text-align-last="star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justify" fo:text-align-last="star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34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4375in" text:min-label-width="0.375in"/>
        <style:text-properties fo:font-size="100%"/>
      </text:list-level-style-bullet>
      <text:list-level-style-bullet text:level="3" text:bullet-char="-">
        <style:list-level-properties text:space-before="0.875in" text:min-label-width="0.375in"/>
        <style:text-properties fo:font-size="100%"/>
      </text:list-level-style-bullet>
      <text:list-level-style-bullet text:level="4" text:bullet-char="-">
        <style:list-level-properties text:space-before="1.375in" text:min-label-width="0.375in"/>
        <style:text-properties fo:font-size="100%"/>
      </text:list-level-style-bullet>
      <text:list-level-style-bullet text:level="5" text:bullet-char="-">
        <style:list-level-properties text:space-before="1.875in" text:min-label-width="0.375in"/>
        <style:text-properties fo:font-size="100%"/>
      </text:list-level-style-bullet>
      <text:list-level-style-bullet text:level="6" text:bullet-char="-">
        <style:list-level-properties text:space-before="2.375in" text:min-label-width="0.375in"/>
        <style:text-properties fo:font-size="100%"/>
      </text:list-level-style-bullet>
      <text:list-level-style-bullet text:level="7" text:bullet-char="-">
        <style:list-level-properties text:space-before="2.875in" text:min-label-width="0.375in"/>
        <style:text-properties fo:font-size="100%"/>
      </text:list-level-style-bullet>
      <text:list-level-style-bullet text:level="8" text:bullet-char="-">
        <style:list-level-properties text:space-before="3.375in" text:min-label-width="0.375in"/>
        <style:text-properties fo:font-size="100%"/>
      </text:list-level-style-bullet>
      <text:list-level-style-bullet text:level="9" text:bullet-char="-">
        <style:list-level-properties text:space-before="3.875in" text:min-label-width="0.375in"/>
        <style:text-properties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71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4375in" text:min-label-width="0.375in"/>
        <style:text-properties fo:font-size="100%"/>
      </text:list-level-style-bullet>
      <text:list-level-style-bullet text:level="3" text:bullet-char="-">
        <style:list-level-properties text:space-before="0.875in" text:min-label-width="0.375in"/>
        <style:text-properties fo:font-size="100%"/>
      </text:list-level-style-bullet>
      <text:list-level-style-bullet text:level="4" text:bullet-char="-">
        <style:list-level-properties text:space-before="1.375in" text:min-label-width="0.375in"/>
        <style:text-properties fo:font-size="100%"/>
      </text:list-level-style-bullet>
      <text:list-level-style-bullet text:level="5" text:bullet-char="-">
        <style:list-level-properties text:space-before="1.875in" text:min-label-width="0.375in"/>
        <style:text-properties fo:font-size="100%"/>
      </text:list-level-style-bullet>
      <text:list-level-style-bullet text:level="6" text:bullet-char="-">
        <style:list-level-properties text:space-before="2.375in" text:min-label-width="0.375in"/>
        <style:text-properties fo:font-size="100%"/>
      </text:list-level-style-bullet>
      <text:list-level-style-bullet text:level="7" text:bullet-char="-">
        <style:list-level-properties text:space-before="2.875in" text:min-label-width="0.375in"/>
        <style:text-properties fo:font-size="100%"/>
      </text:list-level-style-bullet>
      <text:list-level-style-bullet text:level="8" text:bullet-char="-">
        <style:list-level-properties text:space-before="3.375in" text:min-label-width="0.375in"/>
        <style:text-properties fo:font-size="100%"/>
      </text:list-level-style-bullet>
      <text:list-level-style-bullet text:level="9" text:bullet-char="-">
        <style:list-level-properties text:space-before="3.875in" text:min-label-width="0.375in"/>
        <style:text-properties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77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4375in" text:min-label-width="0.375in"/>
        <style:text-properties fo:font-size="100%"/>
      </text:list-level-style-bullet>
      <text:list-level-style-bullet text:level="3" text:bullet-char="-">
        <style:list-level-properties text:space-before="0.875in" text:min-label-width="0.375in"/>
        <style:text-properties fo:font-size="100%"/>
      </text:list-level-style-bullet>
      <text:list-level-style-bullet text:level="4" text:bullet-char="-">
        <style:list-level-properties text:space-before="1.375in" text:min-label-width="0.375in"/>
        <style:text-properties fo:font-size="100%"/>
      </text:list-level-style-bullet>
      <text:list-level-style-bullet text:level="5" text:bullet-char="-">
        <style:list-level-properties text:space-before="1.875in" text:min-label-width="0.375in"/>
        <style:text-properties fo:font-size="100%"/>
      </text:list-level-style-bullet>
      <text:list-level-style-bullet text:level="6" text:bullet-char="-">
        <style:list-level-properties text:space-before="2.375in" text:min-label-width="0.375in"/>
        <style:text-properties fo:font-size="100%"/>
      </text:list-level-style-bullet>
      <text:list-level-style-bullet text:level="7" text:bullet-char="-">
        <style:list-level-properties text:space-before="2.875in" text:min-label-width="0.375in"/>
        <style:text-properties fo:font-size="100%"/>
      </text:list-level-style-bullet>
      <text:list-level-style-bullet text:level="8" text:bullet-char="-">
        <style:list-level-properties text:space-before="3.375in" text:min-label-width="0.375in"/>
        <style:text-properties fo:font-size="100%"/>
      </text:list-level-style-bullet>
      <text:list-level-style-bullet text:level="9" text:bullet-char="-">
        <style:list-level-properties text:space-before="3.875in" text:min-label-width="0.375in"/>
        <style:text-properties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4375in" text:min-label-width="0.375in"/>
        <style:text-properties fo:font-size="100%"/>
      </text:list-level-style-bullet>
      <text:list-level-style-bullet text:level="3" text:bullet-char="-">
        <style:list-level-properties text:space-before="0.875in" text:min-label-width="0.375in"/>
        <style:text-properties fo:font-size="100%"/>
      </text:list-level-style-bullet>
      <text:list-level-style-bullet text:level="4" text:bullet-char="-">
        <style:list-level-properties text:space-before="1.375in" text:min-label-width="0.375in"/>
        <style:text-properties fo:font-size="100%"/>
      </text:list-level-style-bullet>
      <text:list-level-style-bullet text:level="5" text:bullet-char="-">
        <style:list-level-properties text:space-before="1.875in" text:min-label-width="0.375in"/>
        <style:text-properties fo:font-size="100%"/>
      </text:list-level-style-bullet>
      <text:list-level-style-bullet text:level="6" text:bullet-char="-">
        <style:list-level-properties text:space-before="2.375in" text:min-label-width="0.375in"/>
        <style:text-properties fo:font-size="100%"/>
      </text:list-level-style-bullet>
      <text:list-level-style-bullet text:level="7" text:bullet-char="-">
        <style:list-level-properties text:space-before="2.875in" text:min-label-width="0.375in"/>
        <style:text-properties fo:font-size="100%"/>
      </text:list-level-style-bullet>
      <text:list-level-style-bullet text:level="8" text:bullet-char="-">
        <style:list-level-properties text:space-before="3.375in" text:min-label-width="0.375in"/>
        <style:text-properties fo:font-size="100%"/>
      </text:list-level-style-bullet>
      <text:list-level-style-bullet text:level="9" text:bullet-char="-">
        <style:list-level-properties text:space-before="3.875in" text:min-label-width="0.375in"/>
        <style:text-properties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4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4375in" text:min-label-width="0.375in"/>
        <style:text-properties fo:font-size="100%"/>
      </text:list-level-style-bullet>
      <text:list-level-style-bullet text:level="3" text:bullet-char="-">
        <style:list-level-properties text:space-before="0.875in" text:min-label-width="0.375in"/>
        <style:text-properties fo:font-size="100%"/>
      </text:list-level-style-bullet>
      <text:list-level-style-bullet text:level="4" text:bullet-char="-">
        <style:list-level-properties text:space-before="1.375in" text:min-label-width="0.375in"/>
        <style:text-properties fo:font-size="100%"/>
      </text:list-level-style-bullet>
      <text:list-level-style-bullet text:level="5" text:bullet-char="-">
        <style:list-level-properties text:space-before="1.875in" text:min-label-width="0.375in"/>
        <style:text-properties fo:font-size="100%"/>
      </text:list-level-style-bullet>
      <text:list-level-style-bullet text:level="6" text:bullet-char="-">
        <style:list-level-properties text:space-before="2.375in" text:min-label-width="0.375in"/>
        <style:text-properties fo:font-size="100%"/>
      </text:list-level-style-bullet>
      <text:list-level-style-bullet text:level="7" text:bullet-char="-">
        <style:list-level-properties text:space-before="2.875in" text:min-label-width="0.375in"/>
        <style:text-properties fo:font-size="100%"/>
      </text:list-level-style-bullet>
      <text:list-level-style-bullet text:level="8" text:bullet-char="-">
        <style:list-level-properties text:space-before="3.375in" text:min-label-width="0.375in"/>
        <style:text-properties fo:font-size="100%"/>
      </text:list-level-style-bullet>
      <text:list-level-style-bullet text:level="9" text:bullet-char="-">
        <style:list-level-properties text:space-before="3.875in" text:min-label-width="0.375in"/>
        <style:text-properties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4375in" text:min-label-width="0.375in"/>
        <style:text-properties fo:font-size="100%"/>
      </text:list-level-style-bullet>
      <text:list-level-style-bullet text:level="3" text:bullet-char="-">
        <style:list-level-properties text:space-before="0.875in" text:min-label-width="0.375in"/>
        <style:text-properties fo:font-size="100%"/>
      </text:list-level-style-bullet>
      <text:list-level-style-bullet text:level="4" text:bullet-char="-">
        <style:list-level-properties text:space-before="1.375in" text:min-label-width="0.375in"/>
        <style:text-properties fo:font-size="100%"/>
      </text:list-level-style-bullet>
      <text:list-level-style-bullet text:level="5" text:bullet-char="-">
        <style:list-level-properties text:space-before="1.875in" text:min-label-width="0.375in"/>
        <style:text-properties fo:font-size="100%"/>
      </text:list-level-style-bullet>
      <text:list-level-style-bullet text:level="6" text:bullet-char="-">
        <style:list-level-properties text:space-before="2.375in" text:min-label-width="0.375in"/>
        <style:text-properties fo:font-size="100%"/>
      </text:list-level-style-bullet>
      <text:list-level-style-bullet text:level="7" text:bullet-char="-">
        <style:list-level-properties text:space-before="2.875in" text:min-label-width="0.375in"/>
        <style:text-properties fo:font-size="100%"/>
      </text:list-level-style-bullet>
      <text:list-level-style-bullet text:level="8" text:bullet-char="-">
        <style:list-level-properties text:space-before="3.375in" text:min-label-width="0.375in"/>
        <style:text-properties fo:font-size="100%"/>
      </text:list-level-style-bullet>
      <text:list-level-style-bullet text:level="9" text:bullet-char="-">
        <style:list-level-properties text:space-before="3.875in" text:min-label-width="0.375in"/>
        <style:text-properties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4375in" text:min-label-width="0.375in"/>
        <style:text-properties fo:font-size="100%"/>
      </text:list-level-style-bullet>
      <text:list-level-style-bullet text:level="3" text:bullet-char="-">
        <style:list-level-properties text:space-before="0.875in" text:min-label-width="0.375in"/>
        <style:text-properties fo:font-size="100%"/>
      </text:list-level-style-bullet>
      <text:list-level-style-bullet text:level="4" text:bullet-char="-">
        <style:list-level-properties text:space-before="1.375in" text:min-label-width="0.375in"/>
        <style:text-properties fo:font-size="100%"/>
      </text:list-level-style-bullet>
      <text:list-level-style-bullet text:level="5" text:bullet-char="-">
        <style:list-level-properties text:space-before="1.875in" text:min-label-width="0.375in"/>
        <style:text-properties fo:font-size="100%"/>
      </text:list-level-style-bullet>
      <text:list-level-style-bullet text:level="6" text:bullet-char="-">
        <style:list-level-properties text:space-before="2.375in" text:min-label-width="0.375in"/>
        <style:text-properties fo:font-size="100%"/>
      </text:list-level-style-bullet>
      <text:list-level-style-bullet text:level="7" text:bullet-char="-">
        <style:list-level-properties text:space-before="2.875in" text:min-label-width="0.375in"/>
        <style:text-properties fo:font-size="100%"/>
      </text:list-level-style-bullet>
      <text:list-level-style-bullet text:level="8" text:bullet-char="-">
        <style:list-level-properties text:space-before="3.375in" text:min-label-width="0.375in"/>
        <style:text-properties fo:font-size="100%"/>
      </text:list-level-style-bullet>
      <text:list-level-style-bullet text:level="9" text:bullet-char="-">
        <style:list-level-properties text:space-before="3.875in" text:min-label-width="0.375in"/>
        <style:text-properties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370" draw:master-page-name="Master1-Layout1-title-Title-Slide" presentation:presentation-page-layout-name="Master1-PPL1" draw:id="Slide-256">
        <draw:frame draw:id="id67" presentation:style-name="a376" draw:name="Title 1" svg:x="0.75in" svg:y="2.32986in" svg:width="8.5in" svg:height="1.60764in" presentation:class="title" presentation:placeholder="false">
          <draw:text-box>
            <text:p text:style-name="a375" text:class-names="" text:cond-style-name=""><text:span text:style-name="a371" text:class-names="">ЛЕКЦИЯ 8</text:span><text:span text:style-name="a372" text:class-names=""><text:line-break/></text:span><text:span text:style-name="a373" text:class-names="">АДМИНИСТРАТИВНО-НАКАЗАТЕЛНА ОТГОВОРНОСТ</text:span><text:span text:style-name="a374" text:class-names=""><text:line-break/></text:span></text:p>
          </draw:text-box>
          <svg:title/>
          <svg:desc/>
        </draw:frame>
        <draw:frame draw:id="id68" presentation:style-name="a379" draw:name="Subtitle 2" svg:x="1.5in" svg:y="4.25in" svg:width="7in" svg:height="1.91667in" presentation:class="subtitle" presentation:placeholder="false">
          <draw:text-box>
            <text:p text:style-name="a378" text:class-names="" text:cond-style-name=""><text:span text:style-name="a377" text:class-names="">Доц. д-р Невяна Кънева</text:span></text:p>
          </draw:text-box>
          <svg:title/>
          <svg:desc/>
        </draw:frame>
      </draw:page>
      <draw:page draw:name="Slide2" draw:style-name="a380" draw:master-page-name="Master1-Layout2-obj-Title-and-Content" presentation:presentation-page-layout-name="Master1-PPL2" draw:id="Slide-257">
        <draw:frame draw:id="id69" presentation:style-name="a383" draw:name="Title 1" svg:x="0.5in" svg:y="0.30035in" svg:width="9in" svg:height="1.25in" presentation:class="title" presentation:placeholder="false">
          <draw:text-box>
            <text:p text:style-name="a382" text:class-names="" text:cond-style-name=""><text:span text:style-name="a381" text:class-names="">Основни теми</text:span></text:p>
          </draw:text-box>
          <svg:title/>
          <svg:desc/>
        </draw:frame>
        <draw:frame draw:id="id70" presentation:style-name="a408" draw:name="Content Placeholder 2" svg:x="0.5in" svg:y="1.75in" svg:width="9in" svg:height="4.94965in" presentation:class="outline" presentation:placeholder="false">
          <draw:text-box>
            <text:list text:style-name="a386">
              <text:list-item>
                <text:p text:style-name="a385" text:class-names="" text:cond-style-name=""><text:span text:style-name="a384" text:class-names=""/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І. Административни нарушения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ІІ. Административни наказания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ІІІ. Установяване на административни нарушения</text:span></text:p>
              </text:list-item>
            </text:list>
            <text:list text:style-name="a399">
              <text:list-item>
                <text:p text:style-name="a398" text:class-names="" text:cond-style-name=""><text:span text:style-name="a396" text:class-names="">ІV. Налагане<text:s text:c="1"/></text:span><text:span text:style-name="a397" text:class-names="">на административни наказания</text:span></text:p>
              </text:list-item>
            </text:list>
            <text:list text:style-name="a404">
              <text:list-item>
                <text:p text:style-name="a403" text:class-names="" text:cond-style-name=""><text:span text:style-name="a400" text:class-names="">V. О</text:span><text:span text:style-name="a401" text:class-names="">спорване<text:s text:c="1"/></text:span><text:span text:style-name="a402" text:class-names="">на административни наказания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</draw:text-box>
          <svg:title/>
          <svg:desc/>
        </draw:frame>
      </draw:page>
      <draw:page draw:name="Slide3" draw:style-name="a409" draw:master-page-name="Master1-Layout2-obj-Title-and-Content" presentation:presentation-page-layout-name="Master1-PPL2" draw:id="Slide-258">
        <draw:frame draw:id="id71" presentation:style-name="a413" draw:name="Title 1" svg:x="0.5in" svg:y="0.30035in" svg:width="9in" svg:height="1.25in" presentation:class="title" presentation:placeholder="false">
          <draw:text-box>
            <text:p text:style-name="a412" text:class-names="" text:cond-style-name=""><text:span text:style-name="a410" text:class-names="">І. Административни нарушения<text:line-break/></text:span><text:span text:style-name="a411" text:class-names=""/></text:p>
          </draw:text-box>
          <svg:title/>
          <svg:desc/>
        </draw:frame>
        <draw:frame draw:id="id72" presentation:style-name="a447" draw:name="Content Placeholder 2" svg:x="0.5in" svg:y="1.75in" svg:width="9in" svg:height="4.94965in" presentation:class="outline" presentation:placeholder="false">
          <draw:text-box>
            <text:list text:style-name="a420">
              <text:list-item>
                <text:p text:style-name="a419" text:class-names="" text:cond-style-name=""><text:span text:style-name="a414" text:class-names="">Понятие за административно нарушение<text:s text:c="1"/></text:span><text:span text:style-name="a415" text:class-names="">- деяние,<text:s text:c="1"/></text:span><text:span text:style-name="a416" text:class-names="">което нарушава установения ред на държавното</text:span><text:span text:style-name="a417" text:class-names=""><text:s text:c="1"/>управление,<text:s text:c="1"/></text:span><text:span text:style-name="a418" text:class-names="">извършено е виновно и е обявено за наказуемо с административно наказание, налагано по административен ред</text:span></text:p>
              </text:list-item>
            </text:list>
            <text:list text:style-name="a425">
              <text:list-item>
                <text:p text:style-name="a424" text:class-names="" text:cond-style-name=""><text:span text:style-name="a421" text:class-names="">Характерни черти</text:span><text:span text:style-name="a422" text:class-names="">:</text:span><text:span text:style-name="a423" text:class-names=""/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деяние (действие или бездействие)</text:span></text:p>
              </text:list-item>
            </text:list>
            <text:list text:style-name="a433">
              <text:list-item>
                <text:p text:style-name="a432" text:class-names="" text:cond-style-name=""><text:span text:style-name="a429" text:class-names="">трябва да е извършено<text:s text:c="1"/></text:span><text:span text:style-name="a430" text:class-names="">виновно</text:span><text:span text:style-name="a431" text:class-names=""/></text:p>
              </text:list-item>
            </text:list>
            <text:list text:style-name="a439">
              <text:list-item>
                <text:p text:style-name="a438" text:class-names="" text:cond-style-name=""><text:span text:style-name="a434" text:class-names="">деянието<text:s text:c="1"/></text:span><text:span text:style-name="a435" text:class-names="">да е<text:s text:c="1"/></text:span><text:span text:style-name="a436" text:class-names="">противоправно<text:s text:c="1"/></text:span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отговорността за извършеното деяние се осъществява по административен ред</text:span></text:p>
              </text:list-item>
            </text:list>
            <text:list text:style-name="a446">
              <text:list-item>
                <text:p text:style-name="a445" text:class-names="" text:cond-style-name=""><text:span text:style-name="a443" text:class-names="">Административнонаказателно отговорни лица</text:span><text:span text:style-name="a444" text:class-names=""/></text:p>
              </text:list-item>
            </text:list>
          </draw:text-box>
          <svg:title/>
          <svg:desc/>
        </draw:frame>
      </draw:page>
      <draw:page draw:name="Slide4" draw:style-name="a448" draw:master-page-name="Master1-Layout2-obj-Title-and-Content" presentation:presentation-page-layout-name="Master1-PPL2" draw:id="Slide-259">
        <draw:frame draw:id="id73" presentation:style-name="a453" draw:name="Title 1" svg:x="0.5in" svg:y="0.30035in" svg:width="9in" svg:height="1.25in" presentation:class="title" presentation:placeholder="false">
          <draw:text-box>
            <text:p text:style-name="a452" text:class-names="" text:cond-style-name=""><text:span text:style-name="a449" text:class-names=""><text:line-break/>ІІ. Административни наказания</text:span><text:span text:style-name="a450" text:class-names=""><text:line-break/></text:span><text:span text:style-name="a451" text:class-names=""/></text:p>
          </draw:text-box>
          <svg:title/>
          <svg:desc/>
        </draw:frame>
        <draw:frame draw:id="id74" presentation:style-name="a485" draw:name="Content Placeholder 2" svg:x="0.5in" svg:y="1.75in" svg:width="9in" svg:height="4.94965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4" text:class-names="">Понятие</text:span><text:span text:style-name="a455" text:class-names=""><text:s text:c="1"/>-<text:s text:c="1"/></text:span><text:span text:style-name="a456" text:class-names="">неблагоприятна правна последица от морален или имуществен характер, налагана по определения от закона административен ред, заради извършването</text:span><text:span text:style-name="a457" text:class-names=""><text:s text:c="1"/>на административно нарушение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3" text:class-names="">Видове<text:s text:c="1"/></text:span><text:span text:style-name="a464" text:class-names="">административни</text:span><text:span text:style-name="a465" text:class-names=""><text:s text:c="1"/>наказания</text:span><text:span text:style-name="a466" text:class-names=""/></text:p>
              </text:list-item>
            </text:list>
            <text:list text:style-name="a472">
              <text:list-item>
                <text:p text:style-name="a471" text:class-names="" text:cond-style-name=""><text:span text:style-name="a469" text:class-names="">обществено</text:span><text:span text:style-name="a470" text:class-names=""><text:s text:c="1"/>порицание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глоба</text:span></text:p>
              </text:list-item>
            </text:list>
            <text:list text:style-name="a481">
              <text:list-item>
                <text:p text:style-name="a480" text:class-names="" text:cond-style-name=""><text:span text:style-name="a476" text:class-names="">временно<text:s text:c="1"/></text:span><text:span text:style-name="a477" text:class-names="">лишаване от право да се упражнява определена професия<text:s text:c="1"/></text:span><text:span text:style-name="a478" text:class-names="">или дейност</text:span><text:span text:style-name="a479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8" draw:style-name="a486" draw:master-page-name="Master1-Layout2-obj-Title-and-Content" presentation:presentation-page-layout-name="Master1-PPL2" draw:id="Slide-263">
        <draw:frame draw:id="id75" presentation:style-name="a492" draw:name="Title 1" svg:x="0.5in" svg:y="0.30035in" svg:width="9in" svg:height="1.25in" presentation:class="title" presentation:placeholder="false">
          <draw:text-box>
            <text:p text:style-name="a491" text:class-names="" text:cond-style-name=""><text:span text:style-name="a487" text:class-names="">ІІІ. Налагане на административни наказания</text:span><text:span text:style-name="a488" text:class-names=""><text:line-break/></text:span><text:span text:style-name="a489" text:class-names="">Акт за установяване на нарушението</text:span><text:span text:style-name="a490" text:class-names=""/></text:p>
          </draw:text-box>
          <svg:title/>
          <svg:desc/>
        </draw:frame>
        <draw:frame draw:id="id76" presentation:style-name="a552" draw:name="Content Placeholder 2" svg:x="0.5in" svg:y="1.39423in" svg:width="9in" svg:height="5.30542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форма</text:span></text:p>
              </text:list-item>
            </text:list>
            <text:list text:style-name="a500">
              <text:list-item>
                <text:p text:style-name="a499" text:class-names="" text:cond-style-name=""><text:span text:style-name="a496" text:class-names="">а</text:span><text:span text:style-name="a497" text:class-names="">ктосъставители:<text:s text:c="1"/></text:span><text:span text:style-name="a498" text:class-names="">длъжностни лица: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- посочени изрично в съответните нормативни актове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- определени от ръководителите на ведомствата, организациите, областните управители и кметовете на общините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- представители на обществеността, ако са овластени за това с нормативен акт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съдържание: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1. трите имена на съставителя и длъжността му;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2. датата на съставяне на акта;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3. датата и мястото на извършване на нарушението;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4. описание на нарушението и обстоятелствата, при които е било извършено;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5. законните разпоредби, които са нарушени;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6. трите имена и възрастта на нарушителя, адрес, местоработата и ЕГН;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7. имената, адресите и ЕГН на свидетелите;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8. обясненията или възраженията на нарушителя;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9. имената, адресите и ЕГН на пострадалите лица;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10.опис на писмените материали и на иззетите вещи.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9" draw:style-name="a553" draw:master-page-name="Master1-Layout2-obj-Title-and-Content" presentation:presentation-page-layout-name="Master1-PPL2" draw:id="Slide-264">
        <draw:frame draw:id="id77" presentation:style-name="a558" draw:name="Title 1" svg:x="0.5in" svg:y="0.30035in" svg:width="9in" svg:height="1.25in" presentation:class="title" presentation:placeholder="false">
          <draw:text-box>
            <text:p text:style-name="a557" text:class-names="" text:cond-style-name=""><text:span text:style-name="a554" text:class-names="">ІІІ. Налагане на административни наказания<text:line-break/></text:span><text:span text:style-name="a555" text:class-names="">Акт за установяване на нарушението</text:span><text:span text:style-name="a556" text:class-names=""/></text:p>
          </draw:text-box>
          <svg:title/>
          <svg:desc/>
        </draw:frame>
        <draw:frame draw:id="id78" presentation:style-name="a589" draw:name="Content Placeholder 2" svg:x="0.5in" svg:y="1.75in" svg:width="9in" svg:height="4.94965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начин на съставяне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в присъствие на нарушителя и свидетелите</text:span></text:p>
              </text:list-item>
            </text:list>
            <text:list text:style-name="a571">
              <text:list-item>
                <text:p text:style-name="a570" text:class-names="" text:cond-style-name=""><text:span text:style-name="a568" text:class-names="">о</text:span><text:span text:style-name="a569" text:class-names="">собени случаи – без свидетели и в отсъствие на дееца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възражения по съставения АУАН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при съставянето на акта <text:s text:c="14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- 3 дни след подписване на акта</text:span></text:p>
              </text:list-item>
            </text:list>
            <text:list text:style-name="a584">
              <text:list-item>
                <text:p text:style-name="a583" text:class-names="" text:cond-style-name=""><text:span text:style-name="a581" text:class-names="">и</text:span><text:span text:style-name="a582" text:class-names="">зпращане на наказващия орган</text:span></text:p>
              </text:list-item>
            </text:list>
            <text:list text:style-name="a588">
              <text:list-item>
                <text:p text:style-name="a587" text:class-names="" text:cond-style-name=""><text:span text:style-name="a585" text:class-names="">В двуседмичен срок от подписването заедно с възраженията и събраните доказателства</text:span><text:span text:style-name="a586" text:class-names=""/></text:p>
              </text:list-item>
            </text:list>
          </draw:text-box>
          <svg:title/>
          <svg:desc/>
        </draw:frame>
      </draw:page>
      <draw:page draw:name="Slide6" draw:style-name="a590" draw:master-page-name="Master1-Layout2-obj-Title-and-Content" presentation:presentation-page-layout-name="Master1-PPL2" draw:id="Slide-261">
        <draw:frame draw:id="id79" presentation:style-name="a597" draw:name="Title 1" svg:x="0.5in" svg:y="0.30035in" svg:width="9in" svg:height="1.25in" presentation:class="title" presentation:placeholder="false">
          <draw:text-box>
            <text:p text:style-name="a596" text:class-names="" text:cond-style-name=""><text:span text:style-name="a591" text:class-names=""><text:line-break/></text:span><text:span text:style-name="a592" text:class-names="">ІІІ. Налагане<text:s text:c="1"/></text:span><text:span text:style-name="a593" text:class-names="">на административни наказания</text:span><text:span text:style-name="a594" text:class-names=""><text:line-break/></text:span><text:span text:style-name="a595" text:class-names=""/></text:p>
          </draw:text-box>
          <svg:title/>
          <svg:desc/>
        </draw:frame>
        <draw:frame draw:id="id80" presentation:style-name="a650" draw:name="Content Placeholder 2" svg:x="0.5in" svg:y="1.75in" svg:width="9in" svg:height="4.94965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8" text:class-names="">административнонаказващи<text:s text:c="1"/></text:span><text:span text:style-name="a599" text:class-names="">органи</text:span></text:p>
              </text:list-item>
            </text:list>
            <text:list text:style-name="a606">
              <text:list-item>
                <text:p text:style-name="a605" text:class-names="" text:cond-style-name=""><text:span text:style-name="a602" text:class-names="">- ръководителите на ведомствата и организациите, областните управители и кметовете на общините</text:span><text:span text:style-name="a603" text:class-names="">.</text:span><text:span text:style-name="a604" text:class-names=""><text:s text:c="1"/>Те могат да възлагат тези свои права на длъжностни лица, ако е предвидено в закон, указ или постановление на МС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- длъжностните лица и органите, овластени от закон или указ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- съдебните и прокурорските органи в предвидените от закон или указ случаи.</text:span></text:p>
              </text:list-item>
            </text:list>
            <text:list text:style-name="a618">
              <text:list-item>
                <text:p text:style-name="a617" text:class-names="" text:cond-style-name=""><text:span text:style-name="a613" text:class-names="">срок<text:s text:c="1"/></text:span><text:span text:style-name="a614" text:class-names="">за<text:s text:c="1"/></text:span><text:span text:style-name="a615" text:class-names="">произнасяне<text:s text:c="1"/></text:span><text:span text:style-name="a616" text:class-names="">1-месечен срок.</text:span></text:p>
              </text:list-item>
            </text:list>
            <text:list text:style-name="a622">
              <text:list-item>
                <text:p text:style-name="a621" text:class-names="" text:cond-style-name=""><text:span text:style-name="a619" text:class-names="">д</text:span><text:span text:style-name="a620" text:class-names="">ействия преди издаване на наказателно постановление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уведомяване на пострадалите, че е съставен АУАН</text:span></text:p>
              </text:list-item>
            </text:list>
            <text:list text:style-name="a629">
              <text:list-item>
                <text:p text:style-name="a628" text:class-names="" text:cond-style-name=""><text:span text:style-name="a626" text:class-names="">п</text:span><text:span text:style-name="a627" text:class-names="">роверка на законосъобразността и обосноваността на АУАН</text:span></text:p>
              </text:list-item>
            </text:list>
            <text:list text:style-name="a634">
              <text:list-item>
                <text:p text:style-name="a633" text:class-names="" text:cond-style-name=""><text:span text:style-name="a630" text:class-names="">п</text:span><text:span text:style-name="a631" text:class-names="">ри необходимост извършване на допълнителни разследвания</text:span><text:span text:style-name="a632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0" draw:style-name="a651" draw:master-page-name="Master1-Layout2-obj-Title-and-Content" presentation:presentation-page-layout-name="Master1-PPL2" draw:id="Slide-265">
        <draw:frame draw:id="id81" presentation:style-name="a656" draw:name="Title 1" svg:x="0.5in" svg:y="0.30035in" svg:width="9in" svg:height="1.25in" presentation:class="title" presentation:placeholder="false">
          <draw:text-box>
            <text:p text:style-name="a655" text:class-names="" text:cond-style-name=""><text:span text:style-name="a652" text:class-names=""><text:line-break/>ІІІ. Налагане на административни наказания</text:span><text:span text:style-name="a653" text:class-names=""><text:line-break/></text:span><text:span text:style-name="a654" text:class-names=""/></text:p>
          </draw:text-box>
          <svg:title/>
          <svg:desc/>
        </draw:frame>
        <draw:frame draw:id="id82" presentation:style-name="a710" draw:name="Content Placeholder 2" svg:x="0.5in" svg:y="1.75in" svg:width="9in" svg:height="4.94965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издаване на наказателно постановление</text:span></text:p>
              </text:list-item>
            </text:list>
            <text:list text:style-name="a664">
              <text:list-item>
                <text:p text:style-name="a663" text:class-names="" text:cond-style-name=""><text:span text:style-name="a660" text:class-names="">-<text:s text:c="1"/></text:span><text:span text:style-name="a661" text:class-names="">същност на НП<text:s text:c="1"/></text:span><text:span text:style-name="a662" text:class-names="">– налага се наказанието</text:span></text:p>
              </text:list-item>
            </text:list>
            <text:list text:style-name="a669">
              <text:list-item>
                <text:p text:style-name="a668" text:class-names="" text:cond-style-name=""><text:span text:style-name="a665" text:class-names="">-<text:s text:c="1"/></text:span><text:span text:style-name="a666" text:class-names="">случаи, в които се издава НП<text:s text:c="1"/></text:span><text:span text:style-name="a667" text:class-names="">- нарушителят е извършил деянието виновно и няма основание за налагане на глоба с квитанция или фиш</text:span></text:p>
              </text:list-item>
            </text:list>
            <text:list text:style-name="a673">
              <text:list-item>
                <text:p text:style-name="a672" text:class-names="" text:cond-style-name=""><text:span text:style-name="a670" text:class-names="">-<text:s text:c="1"/></text:span><text:span text:style-name="a671" text:class-names="">съдържание на НП: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1. <text:s text:c="1"/>трите имена и длъжността на лицето, което го е издало;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2. <text:s text:c="1"/>датата на издаването и номерата на постановлението;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3. <text:s text:c="1"/>датата на АУАН, имената, длъжността и местослуженето на актосъставителя;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4. <text:s text:c="1"/>трите имена, адрес и ЕГН на нарушителя;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5. <text:s text:c="1"/>описание, дата и място на нарушението, доказателствата, които го потвърждават;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6. <text:s text:c="1"/>законните разпоредби, които са били нарушени виновно;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7. <text:s text:c="1"/>вида и размера на наказанието;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8. <text:s text:c="1"/>вещите, които се отнемат в полза на държавата;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9. <text:s text:c="1"/>размера на обезщетението и на кого следва да се заплати;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10. <text:s text:c="1"/>дали НП подлежи на обжалване, в какъв срок и пред кой съд.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връчване на наказателното постановление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7" draw:style-name="a711" draw:master-page-name="Master1-Layout2-obj-Title-and-Content" presentation:presentation-page-layout-name="Master1-PPL2" draw:id="Slide-262">
        <draw:frame draw:id="id83" presentation:style-name="a719" draw:name="Title 1" svg:x="0.5in" svg:y="0.30035in" svg:width="9in" svg:height="1.25in" presentation:class="title" presentation:placeholder="false">
          <draw:text-box>
            <text:p text:style-name="a718" text:class-names="" text:cond-style-name=""><text:span text:style-name="a712" text:class-names=""><text:line-break/></text:span><text:span text:style-name="a713" text:class-names="">ІV</text:span><text:span text:style-name="a714" text:class-names="">.<text:s text:c="1"/></text:span><text:span text:style-name="a715" text:class-names="">Оспорване<text:s text:c="1"/></text:span><text:span text:style-name="a716" text:class-names="">на административни наказания<text:line-break/></text:span><text:span text:style-name="a717" text:class-names=""/></text:p>
          </draw:text-box>
          <svg:title/>
          <svg:desc/>
        </draw:frame>
        <draw:frame draw:id="id84" presentation:style-name="a770" draw:name="Content Placeholder 2" svg:x="0.5in" svg:y="1.75in" svg:width="9in" svg:height="4.94965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0" text:class-names="">п</text:span><text:span text:style-name="a721" text:class-names="">одсъдност -<text:s text:c="1"/></text:span><text:span text:style-name="a722" text:class-names="">Районният съд, в чийто район е извършено нарушението</text:span><text:span text:style-name="a723" text:class-names=""/></text:p>
              </text:list-item>
            </text:list>
            <text:list text:style-name="a731">
              <text:list-item>
                <text:p text:style-name="a730" text:class-names="" text:cond-style-name=""><text:span text:style-name="a726" text:class-names="">субекти</text:span><text:span text:style-name="a727" text:class-names="">, които могат да<text:s text:c="1"/></text:span><text:span text:style-name="a728" text:class-names="">оспорват:<text:s text:c="1"/></text:span><text:span text:style-name="a729" text:class-names=""/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- нарушителят или поискалият обезщетение – с жалба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- прокурорът – с протест</text:span></text:p>
              </text:list-item>
            </text:list>
            <text:list text:style-name="a742">
              <text:list-item>
                <text:p text:style-name="a741" text:class-names="" text:cond-style-name=""><text:span text:style-name="a738" text:class-names="">срок<text:s text:c="1"/></text:span><text:span text:style-name="a739" text:class-names="">за<text:s text:c="1"/></text:span><text:span text:style-name="a740" text:class-names="">оспорване: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- нарушителят или поискалият обезщетение – 7-дневен срок от връчването на НП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- прокурорът – в 2-седмичен срок от издаването на НП</text:span></text:p>
              </text:list-item>
            </text:list>
            <text:list text:style-name="a755">
              <text:list-item>
                <text:p text:style-name="a754" text:class-names="" text:cond-style-name=""><text:span text:style-name="a749" text:class-names="">начин<text:s text:c="1"/></text:span><text:span text:style-name="a750" text:class-names="">на<text:s text:c="1"/></text:span><text:span text:style-name="a751" text:class-names="">оспорване<text:s text:c="1"/></text:span><text:span text:style-name="a752" text:class-names="">– до съда чрез органа, издал НП. Органът изпраща цялата преписка в 7-дневен срок на съда</text:span><text:span text:style-name="a753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6" text:class-names="">произнасяне<text:s text:c="1"/></text:span><text:span text:style-name="a757" text:class-names="">на<text:s text:c="1"/></text:span><text:span text:style-name="a758" text:class-names="">съда</text:span></text:p>
              </text:list-item>
            </text:list>
            <text:list text:style-name="a764">
              <text:list-item>
                <text:p text:style-name="a763" text:class-names="" text:cond-style-name=""><text:span text:style-name="a761" text:class-names="">р</text:span><text:span text:style-name="a762" text:class-names="">айонният съд – да потвърди, да измени или да отмени НП</text:span></text:p>
              </text:list-item>
            </text:list>
            <text:list text:style-name="a769">
              <text:list-item>
                <text:p text:style-name="a768" text:class-names="" text:cond-style-name=""><text:span text:style-name="a765" text:class-names="">о</text:span><text:span text:style-name="a766" text:class-names="">кръжният съд – да потвърди или да върне решението на Районния съд</text:span><text:span text:style-name="a7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г.</number:text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1.01.2020 г.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31.01.2020 г.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31.01.2020 г.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31.01.2020 г.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31.01.2020 г.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31.01.2020 г.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31.01.2020 г.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31.01.2020 г.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1.01.2020 г.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31.01.2020 г.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31.01.2020 г.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31.01.2020 г.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  <style:handout-master style:page-layout-name="pageLayout3" draw:style-name="a356">
      <draw:frame draw:id="id63" presentation:style-name="a359" draw:name="Header Placeholder 1" svg:x="0in" svg:y="0in" svg:width="3.22141in" svg:height="0.54279in" presentation:class="head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3" draw:name="Date Placeholder 2" svg:x="4.2109in" svg:y="0in" svg:width="3.22141in" svg:height="0.5427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31.01.2020 г.</text:date></text:span></text:p>
        </draw:text-box>
        <svg:title/>
        <svg:desc/>
      </draw:frame>
      <draw:frame draw:id="id65" presentation:style-name="a366" draw:name="Footer Placeholder 3" svg:x="0in" svg:y="10.31122in" svg:width="3.22141in" svg:height="0.54279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66" presentation:style-name="a369" draw:name="Slide Number Placeholder 4" svg:x="4.2109in" svg:y="10.31122in" svg:width="3.22141in" svg:height="0.54279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page-thumbnail draw:page-number="1" svg:x="0.52083in" svg:y="1.13542in" svg:width="3.04688in" svg:height="2.28472in"/>
      <draw:page-thumbnail draw:page-number="2" svg:x="3.86458in" svg:y="1.13542in" svg:width="3.04688in" svg:height="2.28472in"/>
      <draw:page-thumbnail draw:page-number="3" svg:x="0.52083in" svg:y="4.28299in" svg:width="3.04688in" svg:height="2.28472in"/>
      <draw:page-thumbnail draw:page-number="4" svg:x="3.86458in" svg:y="4.28299in" svg:width="3.04688in" svg:height="2.28472in"/>
      <draw:page-thumbnail draw:page-number="5" svg:x="0.52083in" svg:y="7.43056in" svg:width="3.04688in" svg:height="2.28472in"/>
      <draw:page-thumbnail draw:page-number="6" svg:x="3.86458in" svg:y="7.43056in" svg:width="3.04688in" svg:height="2.2847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ЛЕКЦИЯ 8 АДМИНИСТРАТИВНО-НАКАЗАТЕЛНА ОТГОВОРНОСТ </dc:title>
    <meta:initial-creator>Nevena Kaneva</meta:initial-creator>
    <dc:creator>Nevyana Kaneva</dc:creator>
    <meta:creation-date>2015-01-28T13:24:09Z</meta:creation-date>
    <dc:date>2020-01-31T09:27:09Z</dc:date>
    <meta:print-date>2020-01-31T09:26:21Z</meta:print-date>
    <meta:editing-cycles>5</meta:editing-cycles>
    <meta:editing-duration>PT10074S</meta:editing-duration>
    <meta:document-statistic meta:paragraph-count="93" meta:word-count="720"/>
  </office:meta>
</office:document-meta>
</file>